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install libcommons-exec-java</text:p>
      <text:p text:style-name="Standard">sudo apt-get install libokhttp-java</text:p>
      <text:p text:style-name="Standard">sudo apt-get install libokio-java</text:p>
      <text:p text:style-name="Standard">sudo apt-get install libbyte-buddy-java</text:p>
      <text:p text:style-name="Standard">sudo apt-get install libguava-jav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23:35:57.201207219</meta:creation-date>
    <dc:date>2022-02-22T23:37:30.637159025</dc:date>
    <meta:editing-duration>PT1M37S</meta:editing-duration>
    <meta:editing-cycles>1</meta:editing-cycles>
    <meta:document-statistic meta:table-count="0" meta:image-count="0" meta:object-count="0" meta:page-count="1" meta:paragraph-count="5" meta:word-count="20" meta:character-count="182" meta:non-whitespace-character-count="167"/>
    <meta:generator>LibreOffice/6.4.7.2$Linux_X86_64 LibreOffice_project/40$Build-2</meta:generator>
  </office:meta>
</office:document-meta>
</file>